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color="#000000" fo:font-size="23pt" style:font-size-asian="23pt" style:font-size-complex="23pt"/>
    </style:style>
    <style:style style:name="T3" style:parent-style-name="預設段落字型" style:family="text">
      <style:text-properties style:font-name="標楷體" style:font-name-asian="標楷體" fo:font-weight="bold" style:font-weight-asian="bold" fo:color="#000000" fo:font-size="16pt" style:font-size-asian="16pt" style:font-size-complex="16pt"/>
    </style:style>
    <style:style style:name="P4" style:parent-style-name="內文" style:family="paragraph">
      <style:paragraph-properties style:snap-to-layout-grid="false" fo:text-align="center" fo:margin-top="0.125in" fo:margin-bottom="0.0625in"/>
      <style:text-properties style:font-name="標楷體" style:font-name-asian="標楷體" fo:color="#000000" fo:font-size="16pt" style:font-size-asian="16pt" style:font-size-complex="16pt"/>
    </style:style>
    <style:style style:name="P5" style:parent-style-name="內文" style:family="paragraph">
      <style:paragraph-properties style:snap-to-layout-grid="false" fo:margin-bottom="0.0625in"/>
      <style:text-properties style:font-name="標楷體" style:font-name-asian="標楷體" fo:color="#000000" fo:font-size="16pt" style:font-size-asian="16pt" style:font-size-complex="16pt"/>
    </style:style>
    <style:style style:name="P6" style:parent-style-name="內文" style:family="paragraph">
      <style:paragraph-properties style:snap-to-layout-grid="false" fo:line-height="0.5in"/>
    </style:style>
    <style:style style:name="T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內文" style:family="paragraph">
      <style:paragraph-properties style:snap-to-layout-grid="false" fo:line-height="0.5in"/>
    </style:style>
    <style:style style:name="T1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5" style:parent-style-name="內文" style:family="paragraph">
      <style:paragraph-properties style:snap-to-layout-grid="false" fo:line-height="0.5in"/>
    </style:style>
    <style:style style:name="T1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內文" style:family="paragraph">
      <style:paragraph-properties style:snap-to-layout-grid="false" fo:line-height="0.5in"/>
    </style:style>
    <style:style style:name="T2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2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內文" style:family="paragraph">
      <style:paragraph-properties style:snap-to-layout-grid="false" fo:line-height="0.5in"/>
    </style:style>
    <style:style style:name="T2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內文" style:family="paragraph">
      <style:paragraph-properties style:snap-to-layout-grid="false" fo:margin-top="0.125in"/>
      <style:text-properties style:font-name="標楷體" style:font-name-asian="標楷體" fo:color="#000000" fo:font-size="16pt" style:font-size-asian="16pt" style:font-size-complex="16pt"/>
    </style:style>
    <style:style style:name="P31" style:parent-style-name="內文" style:family="paragraph">
      <style:paragraph-properties style:snap-to-layout-grid="false" fo:margin-top="0.125in" fo:line-height="0.5555in"/>
      <style:text-properties style:font-name="標楷體" style:font-name-asian="標楷體" fo:color="#000000" fo:font-size="16pt" style:font-size-asian="16pt" style:font-size-complex="16pt"/>
    </style:style>
    <style:style style:name="P32" style:parent-style-name="內文" style:family="paragraph">
      <style:paragraph-properties style:snap-to-layout-grid="false" fo:margin-top="0.125in" fo:line-height="0.5555in"/>
    </style:style>
    <style:style style:name="T3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3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40" style:parent-style-name="內文" style:family="paragraph">
      <style:paragraph-properties style:snap-to-layout-grid="false" fo:margin-top="0.125in" fo:line-height="0.5555in"/>
    </style:style>
    <style:style style:name="T4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50" style:parent-style-name="內文" style:family="paragraph">
      <style:paragraph-properties style:snap-to-layout-grid="false" fo:margin-top="0.125in" fo:line-height="0.5555in"/>
    </style:style>
    <style:style style:name="T5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5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5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5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6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61" style:parent-style-name="內文" style:family="paragraph">
      <style:paragraph-properties style:snap-to-layout-grid="false" fo:margin-top="0.125in" fo:line-height="0.5555in"/>
    </style:style>
    <style:style style:name="T6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6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64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6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6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7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71" style:parent-style-name="內文" style:family="paragraph">
      <style:paragraph-properties style:snap-to-layout-grid="false" fo:margin-top="0.0694in" fo:margin-bottom="0.0694in" fo:line-height="0.25in"/>
      <style:text-properties style:font-name="標楷體" style:font-name-asian="標楷體" fo:color="#000000" fo:font-size="16pt" style:font-size-asian="16pt" style:font-size-complex="16pt"/>
    </style:style>
    <style:style style:name="P72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73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74" style:parent-style-name="內文" style:family="paragraph">
      <style:paragraph-properties style:snap-to-layout-grid="false" fo:text-align="start" fo:margin-top="0.125in" fo:margin-bottom="0.25in" fo:line-height="0.5555in"/>
    </style:style>
    <style:style style:name="T75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7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7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">國立陽明交通大學　　士學位論文審定同意書</text:span><text:span text:style-name="T3"><text:s/></text:span></text:p>
      <text:p text:style-name="P4">__________________________研究所 _____________君</text:p>
      <text:p text:style-name="P5">所提之論文</text:p>
      <text:p text:style-name="P6"><text:span text:style-name="T7">題目：</text:span><text:span text:style-name="T8">(中文)</text:span><text:span text:style-name="T9"><text:s text:c="37"/></text:span><text:span text:style-name="T10"><text:s text:c="15"/></text:span></text:p>
      <text:p text:style-name="P11"><text:span text:style-name="T12"><text:s text:c="6"/></text:span><text:span text:style-name="T13"><text:s text:c="43"/></text:span><text:span text:style-name="T14"><text:s text:c="14"/></text:span></text:p>
      <text:p text:style-name="P15"><text:span text:style-name="T16"><text:s text:c="6"/></text:span><text:span text:style-name="T17">(英文)</text:span><text:span text:style-name="T18"><text:s text:c="37"/></text:span><text:span text:style-name="T19"><text:s text:c="15"/></text:span></text:p>
      <text:p text:style-name="P20"><text:span text:style-name="T21"><text:s text:c="6"/></text:span><text:span text:style-name="T22"><text:s text:c="42"/></text:span><text:span text:style-name="T23"><text:s text:c="7"/></text:span><text:span text:style-name="T24"><text:s/></text:span><text:span text:style-name="T25"><text:s text:c="7"/></text:span></text:p>
      <text:p text:style-name="P26"><text:span text:style-name="T27"><text:s text:c="6"/></text:span><text:span text:style-name="T28"><text:s text:c="43"/></text:span><text:span text:style-name="T29"><text:s text:c="14"/></text:span></text:p>
      <text:p text:style-name="P30">經學位考試委員會審查通過，特此證明。</text:p>
      <text:p text:style-name="P31">學位考試委員會 (簽名) 　 <text:s text:c="4"/><text:s text:c="7"/>　<text:s/></text:p>
      <text:p text:style-name="P32"><text:span text:style-name="T33">口試委員：</text:span><text:span text:style-name="T34"><text:s text:c="10"/></text:span><text:span text:style-name="T35"><text:s/></text:span><text:span text:style-name="T36"><text:s text:c="6"/>(召集人)</text:span><text:span text:style-name="T37"><text:s text:c="4"/></text:span><text:span text:style-name="T38"><text:s/></text:span><text:span text:style-name="T39"><text:s text:c="26"/></text:span></text:p>
      <text:p text:style-name="P40"><text:span text:style-name="T41"><text:s text:c="7"/></text:span><text:span text:style-name="T42"><text:s/></text:span><text:span text:style-name="T43"><text:s text:c="2"/></text:span><text:span text:style-name="T44"><text:s text:c="16"/></text:span><text:span text:style-name="T45"><text:s/></text:span><text:span text:style-name="T46"><text:s text:c="8"/></text:span><text:span text:style-name="T47"><text:s text:c="4"/></text:span><text:span text:style-name="T48"><text:s/></text:span><text:span text:style-name="T49"><text:s text:c="30"/></text:span></text:p>
      <text:p text:style-name="P50"><text:span text:style-name="T51"><text:s text:c="8"/></text:span><text:span text:style-name="T52"><text:s/></text:span><text:span text:style-name="T53"><text:s/></text:span><text:span text:style-name="T54"><text:s text:c="10"/></text:span><text:span text:style-name="T55"><text:s/></text:span><text:span text:style-name="T56"><text:s text:c="14"/></text:span><text:span text:style-name="T57"><text:s text:c="2"/></text:span><text:span text:style-name="T58"><text:s text:c="2"/></text:span><text:span text:style-name="T59"><text:s/></text:span><text:span text:style-name="T60"><text:s text:c="27"/></text:span></text:p>
      <text:p text:style-name="P61"><text:span text:style-name="T62"><text:s text:c="7"/></text:span><text:span text:style-name="T63"><text:s/></text:span><text:span text:style-name="T64"><text:s text:c="2"/></text:span><text:span text:style-name="T65"><text:s text:c="16"/></text:span><text:span text:style-name="T66"><text:s/></text:span><text:span text:style-name="T67"><text:s text:c="8"/></text:span><text:span text:style-name="T68"><text:s text:c="4"/></text:span><text:span text:style-name="T69"><text:s/></text:span><text:span text:style-name="T70"><text:s text:c="27"/></text:span></text:p>
      <text:p text:style-name="P71">論文已完成修改</text:p>
      <text:p text:style-name="P72">指導教授　_________________________________ (簽名)</text:p>
      <text:p text:style-name="P73">所 <text:s text:c="3"/>長　_________________________________ (簽名)</text:p>
      <text:p text:style-name="P74"><text:span text:style-name="T75">中華民</text:span><text:span text:style-name="T76">國</text:span><text:span text:style-name="T77"><text:s text:c="2"/>年 <text:s/>月 <text:s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both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使用者</meta:initial-creator>
    <dc:creator>USER</dc:creator>
    <meta:creation-date>2021-07-01T03:44:00Z</meta:creation-date>
    <dc:date>2021-07-01T03:44:00Z</dc: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813" meta:row-count="5" meta:non-whitespace-character-count="693"/>
  </office:meta>
</office:document-meta>
</file>